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fill="none" draw:textarea-horizontal-align="left" draw:textarea-vertical-align="bottom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Ultrafine_20_Dashed" svg:stroke-color="#000000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035cm" svg:height="15.367cm" svg:x="6.08cm" svg:y="6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4.511cm" svg:height="14.351cm" svg:x="6.969cm" svg:y="6.715cm">
          <text:p text:style-name="P1">Async Hand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5.748cm" svg:height="13.208cm" svg:x="15.224cm" svg:y="7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4.986cm" svg:height="12.192cm" svg:x="15.605cm" svg:y="7.477cm">
          <text:p text:style-name="P1">Wor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318cm" svg:height="5.207cm" svg:x="17.51cm" svg:y="8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556cm" svg:height="4.699cm" svg:x="17.891cm" svg:y="8.62cm">
          <text:p text:style-name="P1">Downlo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5.207cm" svg:x="24.876cm" svg:y="8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048cm" svg:height="4.699cm" svg:x="25.135cm" svg:y="8.615cm">
          <text:p text:style-name="P1">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1.828cm" svg:y1="11.033cm" svg:x2="24.876cm" svg:y2="11.033cm">
          <text:p/>
        </draw:line>
        <draw:line draw:style-name="gr6" draw:text-style-name="P1" draw:layer="layout" svg:x1="21.828cm" svg:y1="10.652cm" svg:x2="24.876cm" svg:y2="10.652cm">
          <text:p/>
        </draw:line>
        <draw:custom-shape draw:style-name="gr1" draw:text-style-name="P1" draw:layer="layout" svg:width="4.191cm" svg:height="9.144cm" svg:x="8.62cm" svg:y="8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29cm" svg:height="8.509cm" svg:x="9.001cm" svg:y="8.62cm">
          <text:p text:style-name="P1">Crawl Jo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2.811cm" svg:y1="12.938cm" svg:x2="15.224cm" svg:y2="12.938cm">
          <text:p/>
        </draw:line>
        <draw:custom-shape draw:style-name="gr4" draw:text-style-name="P1" draw:layer="layout" svg:width="3.556cm" svg:height="1.905cm" svg:x="18.145cm" svg:y="15.224cm">
          <text:p text:style-name="P1">Resu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556cm" svg:height="1.905cm" svg:x="24.876cm" svg:y="15.224cm">
          <text:p text:style-name="P1">Resu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20.05cm" svg:y1="13.573cm" svg:x2="20.05cm" svg:y2="15.224cm">
          <text:p/>
        </draw:line>
        <draw:line draw:style-name="gr8" draw:text-style-name="P1" draw:layer="layout" svg:x1="19.542cm" svg:y1="13.573cm" svg:x2="19.542cm" svg:y2="15.224cm">
          <text:p/>
        </draw:line>
        <draw:line draw:style-name="gr7" draw:text-style-name="P1" draw:layer="layout" svg:x1="26.146cm" svg:y1="13.573cm" svg:x2="26.146cm" svg:y2="15.224cm">
          <text:p/>
        </draw:line>
        <draw:line draw:style-name="gr8" draw:text-style-name="P1" draw:layer="layout" svg:x1="26.654cm" svg:y1="13.573cm" svg:x2="26.654cm" svg:y2="15.2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8T23:50:19</meta:creation-date>
    <dc:date>2012-07-29T01:03:42</dc:date>
    <meta:editing-duration>PT1H12M24S</meta:editing-duration>
    <meta:editing-cycles>7</meta:editing-cycles>
    <meta:generator>LibreOffice/3.5$MacOSX_x86 LibreOffice_project/7122e39-92ed229-498d286-15e43b4-d70da21</meta:generator>
    <meta:document-statistic meta:object-count="19"/>
  </office:meta>
</office:document-meta>
</file>